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500000158FD090B6EFE17BFE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0.291cm" fo:min-width="7.755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48cm" fo:min-width="3.372cm" fo:padding-top="0.165cm" fo:padding-bottom="0.165cm" fo:padding-left="0.29cm" fo:padding-right="0.29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style:font-name="Times New Roman"/>
    </style:style>
    <style:style style:name="P3" style:family="paragraph">
      <loext:graphic-properties draw:fill-color="#ffffff"/>
      <style:paragraph-properties fo:text-align="center"/>
      <style:text-properties style:font-name="Times New Roman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10.541cm" svg:x="5.826cm" svg:y="1.4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588cm" svg:height="1.524cm" svg:x="7.196cm" svg:y="2.74cm">
          <text:p text:style-name="P2">Enem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frame draw:style-name="gr3" draw:text-style-name="P4" draw:layer="layout" svg:width="2.036cm" svg:height="3.556cm" svg:x="1.759cm" svg:y="4.31cm">
            <draw:image xlink:href="Pictures/10000201000000C500000158FD090B6EFE17BFE1.png" xlink:type="simple" xlink:show="embed" xlink:actuate="onLoad" loext:mime-type="image/png">
              <text:p/>
            </draw:image>
          </draw:frame>
          <draw:frame draw:style-name="gr4" draw:text-style-name="P5" draw:layer="layout" svg:width="2.128cm" svg:height="0.954cm" svg:x="1.793cm" svg:y="7.801cm">
            <draw:text-box>
              <text:p>Player</text:p>
            </draw:text-box>
          </draw:frame>
        </draw:g>
        <draw:custom-shape draw:style-name="gr2" draw:text-style-name="P3" xml:id="id3" draw:id="id3" draw:layer="layout" svg:width="5.588cm" svg:height="1.524cm" svg:x="7.223cm" svg:y="5.788cm">
          <text:p text:style-name="P2">NP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3.921cm" svg:y1="6.532cm" svg:x2="7.196cm" svg:y2="3.502cm" draw:start-shape="id1" draw:start-glue-point="1" draw:end-shape="id2" draw:end-glue-point="6" svg:d="M3921 6532l3275-3030" svg:viewBox="0 0 3276 3031">
          <text:p/>
        </draw:connector>
        <draw:connector draw:style-name="gr5" draw:text-style-name="P6" draw:layer="layout" draw:type="line" svg:x1="3.921cm" svg:y1="6.532cm" svg:x2="7.223cm" svg:y2="6.55cm" draw:start-shape="id1" draw:start-glue-point="1" draw:end-shape="id3" draw:end-glue-point="6" svg:d="M3921 6532l3302 18" svg:viewBox="0 0 3303 19">
          <text:p/>
        </draw:connector>
        <draw:custom-shape draw:style-name="gr2" draw:text-style-name="P3" xml:id="id4" draw:id="id4" draw:layer="layout" svg:width="5.588cm" svg:height="1.524cm" svg:x="7.096cm" svg:y="8.963cm">
          <text:p text:style-name="P2">Compan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3.921cm" svg:y1="6.532cm" svg:x2="7.096cm" svg:y2="9.725cm" draw:start-shape="id1" draw:start-glue-point="1" draw:end-shape="id4" draw:end-glue-point="6" svg:d="M3921 6532l3175 3193" svg:viewBox="0 0 3176 3194">
          <text:p/>
        </draw:connector>
        <draw:connector draw:style-name="gr5" draw:text-style-name="P6" draw:layer="layout" draw:line-skew="-0.348cm" svg:x1="7.096cm" svg:y1="9.725cm" svg:x2="7.196cm" svg:y2="3.502cm" draw:start-shape="id4" draw:start-glue-point="6" draw:end-shape="id2" draw:end-glue-point="6" svg:d="M7096 9725h-889v-6223h989" svg:viewBox="0 0 990 6224">
          <text:p/>
        </draw:connector>
        <draw:connector draw:style-name="gr5" draw:text-style-name="P6" draw:layer="layout" draw:line-skew="-0.348cm" svg:x1="7.096cm" svg:y1="9.725cm" svg:x2="7.223cm" svg:y2="6.55cm" draw:start-shape="id4" draw:start-glue-point="6" draw:end-shape="id3" draw:end-glue-point="6" svg:d="M7096 9725h-889v-3175h1016" svg:viewBox="0 0 1017 3176">
          <text:p/>
        </draw:connector>
        <draw:connector draw:style-name="gr5" draw:text-style-name="P6" draw:layer="layout" draw:line-skew="-0.348cm" svg:x1="7.096cm" svg:y1="9.725cm" svg:x2="8.041cm" svg:y2="7.089cm" draw:start-shape="id4" draw:start-glue-point="6" draw:end-shape="id3" draw:end-glue-point="7" svg:d="M7096 9725h-889v-1587h1834v-1049" svg:viewBox="0 0 1835 2637">
          <text:p/>
        </draw:connector>
        <draw:connector draw:style-name="gr5" draw:text-style-name="P6" draw:layer="layout" svg:x1="12.784cm" svg:y1="3.502cm" svg:x2="12.684cm" svg:y2="9.725cm" draw:start-shape="id2" draw:start-glue-point="10" draw:end-shape="id4" draw:end-glue-point="10" svg:d="M12784 3502h542v6223h-642" svg:viewBox="0 0 643 6224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000000" draw:marker-start-width="0.356cm" draw:marker-start-center="false" draw:marker-end-width="0.356cm" draw:marker-end-center="false" draw:fill="solid" draw:fill-color="#0000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2-11T18:11:37.052000000</meta:creation-date>
    <dc:date>2022-02-11T19:40:22.478000000</dc:date>
    <meta:editing-duration>PT1M5S</meta:editing-duration>
    <meta:editing-cycles>3</meta:editing-cycles>
    <meta:generator>LibreOffice/6.4.6.2$Windows_X86_64 LibreOffice_project/0ce51a4fd21bff07a5c061082cc82c5ed232f115</meta:generator>
    <meta:document-statistic meta:object-count="14"/>
  </office:meta>
</office:document-meta>
</file>